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ourier" style:font-name-complex="Courier New" fo:font-weight="bold" style:font-weight-asian="bold" style:font-size-complex="12pt" fo:language="en" fo:country="US"/>
    </style:style>
    <style:style style:name="P2" style:parent-style-name="Standard" style:family="paragraph">
      <style:text-properties style:font-name="Courier" style:font-name-complex="Courier New" style:font-size-complex="12pt" fo:language="en" fo:country="US"/>
    </style:style>
    <style:style style:name="P3" style:parent-style-name="Standard" style:family="paragraph">
      <style:text-properties style:font-name="Courier" style:font-name-complex="Courier New" style:font-size-complex="12pt" fo:language="en" fo:country="US"/>
    </style:style>
    <style:style style:name="P4" style:parent-style-name="Standard" style:family="paragraph">
      <style:text-properties style:font-name="Courier" style:font-name-complex="Courier New" style:font-size-complex="12pt" fo:language="en" fo:country="US"/>
    </style:style>
    <style:style style:name="P5" style:parent-style-name="Standard" style:family="paragraph">
      <style:text-properties style:font-name="Courier" style:font-name-complex="Courier New" style:font-size-complex="12pt" fo:language="en" fo:country="US"/>
    </style:style>
    <style:style style:name="P6" style:parent-style-name="Standard" style:family="paragraph">
      <style:text-properties style:font-name="Courier" style:font-name-complex="Courier New" style:font-size-complex="12pt" fo:language="en" fo:country="US"/>
    </style:style>
    <style:style style:name="P7" style:parent-style-name="Standard" style:family="paragraph">
      <style:text-properties style:font-name="Courier" style:font-name-complex="Courier New" style:font-size-complex="12pt" fo:language="en" fo:country="US"/>
    </style:style>
    <style:style style:name="P8" style:parent-style-name="Standard" style:family="paragraph">
      <style:text-properties style:font-name="Courier" style:font-name-complex="Courier New" style:font-size-complex="12pt" fo:language="en" fo:country="US"/>
    </style:style>
    <style:style style:name="P9" style:parent-style-name="Standard" style:family="paragraph">
      <style:text-properties style:font-name="Courier" style:font-name-complex="Courier New" style:font-size-complex="12pt" fo:language="en" fo:country="US"/>
    </style:style>
    <style:style style:name="P10" style:parent-style-name="Normal" style:family="paragraph">
      <style:text-properties style:font-name="Courier" style:font-name-complex="Courier New" fo:font-size="12pt" style:font-size-asian="12pt" style:font-size-complex="12pt" fo:language="en" fo:country="US"/>
    </style:style>
    <style:style style:name="P11" style:parent-style-name="Standard" style:family="paragraph">
      <style:text-properties style:font-name="Courier" style:font-size-complex="12pt" fo:language="en" fo:country="US"/>
    </style:style>
    <style:style style:name="P12" style:parent-style-name="Normal" style:family="paragraph">
      <style:text-properties style:font-name="Courier" style:font-name-complex="Courier New" fo:font-size="12pt" style:font-size-asian="12pt" style:font-size-complex="12pt" fo:language="en" fo:country="US"/>
    </style:style>
    <style:style style:name="T13" style:parent-style-name="Standardstycketeckensnitt" style:family="text">
      <style:text-properties style:font-name="Courier" style:font-name-complex="Courier New" fo:font-size="12pt" style:font-size-asian="12pt" style:font-size-complex="12pt" fo:language="en" fo:country="US"/>
    </style:style>
    <style:style style:name="T14" style:parent-style-name="Standardstycketeckensnitt" style:family="text">
      <style:text-properties style:font-name="Courier" fo:font-size="12pt" style:font-size-asian="12pt" style:font-size-complex="12pt" fo:language="en" fo:country="US"/>
    </style:style>
    <style:style style:name="T15" style:parent-style-name="Standardstycketeckensnitt" style:family="text">
      <style:text-properties style:font-name="Courier" fo:font-size="12pt" style:font-size-asian="12pt" style:font-size-complex="12pt" fo:language="en" fo:country="US"/>
    </style:style>
    <style:style style:name="P16" style:parent-style-name="Normal" style:family="paragraph">
      <style:text-properties style:font-name="Courier" fo:font-size="12pt" style:font-size-asian="12pt" style:font-size-complex="12pt" fo:language="en" fo:country="US"/>
    </style:style>
    <style:style style:name="P17" style:parent-style-name="Normal" style:family="paragraph">
      <style:text-properties style:font-name="Courier" fo:font-size="12pt" style:font-size-asian="12pt" style:font-size-complex="12pt" fo:language="en" fo:country="US"/>
    </style:style>
    <style:style style:name="P18" style:parent-style-name="Standard" style:family="paragraph">
      <style:text-properties style:font-name="Courier" style:font-size-complex="12pt"/>
    </style:style>
    <style:style style:name="P19" style:parent-style-name="Normal" style:family="paragraph">
      <style:text-properties style:font-name="Courier" style:font-name-complex="Courier New" fo:font-size="12pt" style:font-size-asian="12pt" style:font-size-complex="12pt" fo:language="en" fo:country="US"/>
    </style:style>
    <style:style style:name="P20" style:parent-style-name="Normal" style:family="paragraph">
      <style:text-properties style:font-name="Courier" style:font-name-complex="Courier New" fo:font-size="12pt" style:font-size-asian="12pt" style:font-size-complex="12pt" fo:language="en" fo:country="US"/>
    </style:style>
    <style:style style:name="P21" style:parent-style-name="Normal" style:family="paragraph">
      <style:text-properties style:font-name="Courier" style:font-name-complex="Courier New" fo:font-size="12pt" style:font-size-asian="12pt" style:font-size-complex="12pt" fo:language="en" fo:country="US"/>
    </style:style>
    <style:style style:name="P22" style:parent-style-name="Normal" style:family="paragraph">
      <style:text-properties style:font-name="Courier" style:font-name-complex="Courier New" fo:font-size="12pt" style:font-size-asian="12pt" style:font-size-complex="12pt" fo:language="en" fo:country="US"/>
    </style:style>
    <style:style style:name="P23" style:parent-style-name="Normal" style:family="paragraph">
      <style:text-properties style:font-name="Courier" style:font-name-complex="Courier New" fo:font-size="12pt" style:font-size-asian="12pt" style:font-size-complex="12pt" fo:language="en" fo:country="US"/>
    </style:style>
    <style:style style:name="P24" style:parent-style-name="Normal" style:family="paragraph">
      <style:text-properties style:font-name="Courier" style:font-name-complex="Courier New" fo:font-size="12pt" style:font-size-asian="12pt" style:font-size-complex="12pt" fo:language="en" fo:country="US"/>
    </style:style>
    <style:style style:name="P25" style:parent-style-name="Standard" style:family="paragraph">
      <style:text-properties style:font-name="Courier" style:font-size-complex="12pt"/>
    </style:style>
    <style:style style:name="P26" style:parent-style-name="Normal" style:family="paragraph">
      <style:text-properties style:font-name="Courier" style:font-name-complex="Courier New" fo:font-size="12pt" style:font-size-asian="12pt" style:font-size-complex="12pt" fo:language="en" fo:country="US"/>
    </style:style>
    <style:style style:name="P27" style:parent-style-name="Normal" style:family="paragraph">
      <style:text-properties style:font-name="Courier" style:font-name-complex="Courier New" fo:font-size="12pt" style:font-size-asian="12pt" style:font-size-complex="12pt" fo:language="en" fo:country="US"/>
    </style:style>
    <style:style style:name="P28" style:parent-style-name="Normal" style:family="paragraph">
      <style:text-properties style:font-name="Courier" style:font-name-complex="Courier New" fo:font-size="12pt" style:font-size-asian="12pt" style:font-size-complex="12pt" fo:language="en" fo:country="US"/>
    </style:style>
  </office:automatic-styles>
  <office:body>
    <office:text text:use-soft-page-breaks="true">
      <text:p text:style-name="P1">Meeting<text:s/>protocol – meeting number 2</text:p>
      <text:p text:style-name="P2"/>
      <text:p text:style-name="P3"><text:s text:c="2"/>Date: 2015-03-27</text:p>
      <text:p text:style-name="P4"/>
      <text:p text:style-name="P5"><text:s text:c="2"/>Facilitator:<text:s/>Erik Öhrn</text:p>
      <text:p text:style-name="P6"/>
      <text:p text:style-name="P7"><text:s text:c="2"/>Participants: Neda Farhand, Tobias Hallberg, Daniel Johansson, Erik<text:s/>Öhrn.</text:p>
      <text:p text:style-name="P8"/>
      <text:p text:style-name="P9">1. Objectives. Resolve any issues preventing the team to continue.</text:p>
      <text:p text:style-name="P10"><text:tab/>None at the moment.</text:p>
      <text:p text:style-name="P11">2. Reports from previous meeting</text:p>
      <text:p text:style-name="P12"><text:tab/>Since our last meeting was yesterday not much has changed. The draft of section 1 of the RAD has been completed, though. Also we’ve discovered that we can use Gradle instead of Maven, so the libGDX-Maven integration is no longer an issue. The other objectives have not been completed.</text:p>
      <text:p text:style-name="Normal"><text:span text:style-name="T13">3.<text:s/></text:span><text:span text:style-name="T14">Discussion items<text:s/></text:span><text:span text:style-name="T15"><text:s/></text:span></text:p>
      <text:p text:style-name="P16"><text:tab/>Since we now don’t have any troubles with the<text:s/>project<text:s/>structure, due to the change from Maven to Gradle, we can start working on the classes themselves.<text:s/></text:p>
      <text:p text:style-name="P17">We’ve decided that the game should be resizable, where all items become larger or smaller when the window is resized (as opposed to the game view<text:s/>changing size).<text:s/></text:p>
      <text:p text:style-name="P18">4.<text:s/>Outcomes and assignments<text:s/><text:s/></text:p>
      <text:p text:style-name="P19"><text:tab/>Neda will continue on the use cases. She will also create the creature interface.<text:s/></text:p>
      <text:p text:style-name="P20"><text:tab/>Erik will start on implementing the grid<text:s/>containing<text:s/>the game world.</text:p>
      <text:p text:style-name="P21"><text:tab/>Daniel will continue on part 2.3 of the RAD, but has to wait for Neda to complete the use cases.<text:s/>He will also make himself more familiar with git.</text:p>
      <text:p text:style-name="P22"><text:tab/>Tobias will create a new project structure which uses libGDX, Gradle and implements the pattern Model-View-Controller.</text:p>
      <text:p text:style-name="P23">All team members will look in to how libGDX works.</text:p>
      <text:p text:style-name="P24">All the above assignments are to be completed by the next meeting.</text:p>
      <text:p text:style-name="P25">5. Wrap up</text:p>
      <text:p text:style-name="P26"><text:tab/>There are no unresolved issues.<text:s/></text:p>
      <text:soft-page-break/>
      <text:p text:style-name="P27"><text:tab/>The next meeting will be held on<text:s/>Tuesday 2015-03-31 13:15 in<text:s/>M1213B.</text:p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paragraph-properties fo:widows="0" fo:orphans="0" style:punctuation-wrap="simple" style:text-autospace="none" fo:margin-bottom="0in" fo:line-height="100%"/>
      <style:text-properties style:font-name="Times" style:font-name-asian="Times New Roman" style:letter-kerning="true" fo:font-size="12pt" style:font-size-asian="12pt" style:language-asian="sv" style:country-asian="S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rik Öhrn</meta:initial-creator>
    <dc:creator>Erik Öhrn</dc:creator>
    <meta:creation-date>2015-03-27T11:01:00Z</meta:creation-date>
    <dc:date>2015-03-27T11:42:00Z</dc:date>
    <meta:template xlink:href="Normal.dotm" xlink:type="simple"/>
    <meta:editing-cycles>4</meta:editing-cycles>
    <meta:editing-duration>PT2280S</meta:editing-duration>
    <meta:document-statistic meta:page-count="2" meta:paragraph-count="3" meta:word-count="252" meta:character-count="1589" meta:row-count="11" meta:non-whitespace-character-count="1340"/>
  </office:meta>
</office:document-meta>
</file>